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68.41pt"/>
    </style:style>
    <style:style style:name="co3" style:family="table-column">
      <style:table-column-properties fo:break-before="auto" style:column-width="100.46pt"/>
    </style:style>
    <style:style style:name="co4" style:family="table-column">
      <style:table-column-properties fo:break-before="auto" style:column-width="260.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ro4" style:family="table-row">
      <style:table-row-properties style:row-height="34.81pt" fo:break-before="auto" style:use-optimal-row-height="true"/>
    </style:style>
    <style:style style:name="ro5" style:family="table-row">
      <style:table-row-properties style:row-height="35.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MP1(A13)-SOM-EVB_Rev_B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0R/R0402(Default_1-2_Populated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0R/R0402</text:p>
          </table:table-cell>
          <table:table-cell table:style-name="ce7" office:value-type="string" calcext:value-type="string">
            <text:p>L0402</text:p>
          </table:table-cell>
          <table:table-cell table:style-name="ce7"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22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11,</text:span>R19,R42,R43,R4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49.9R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3,R24,R25,R2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330R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7,R2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680R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.1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2.2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,R9,R10,R44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4.7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5,R18,R33,R34,R3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.99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</text:p>
          </table:table-cell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1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2,R13,R14,R17,R21,R22,</text:p>
            <text:p>R31,R32,R35,R37,R39,R4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2.1k/1%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5,R8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13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9,R30,R3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M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7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7" office:value-type="string" calcext:value-type="string">
            <text:p>CD32</text:p>
          </table:table-cell>
          <table:table-cell table:style-name="ce7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FB0805/600R/2A</text:p>
          </table:table-cell>
          <table:table-cell table:style-name="ce7" office:value-type="string" calcext:value-type="string">
            <text:p>L0805</text:p>
          </table:table-cell>
          <table:table-cell table:style-name="ce7" office:value-type="string" calcext:value-type="string">
            <text:p>L3,L4,L5,L6,L7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33pF/50V/5%/COG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28,C29,C32,C3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F/2000V/10%/X7R/C1206</text:p>
          </table:table-cell>
          <table:table-cell table:style-name="ce7" office:value-type="string" calcext:value-type="string">
            <text:p>C1206</text:p>
          </table:table-cell>
          <table:table-cell table:style-name="ce7" office:value-type="string" calcext:value-type="string">
            <text:p>C4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.3nF/50V/10%/X5R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54</text:p>
          </table:table-cell>
          <table:table-cell table:number-columns-repeated="1020"/>
        </table:table-row>
        <table:table-row table:style-name="ro5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100nF/10V/10%/X5R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<text:span text:style-name="T1">C7,C8,C9,C10,C11,C12,C13,C14,C15,C16,C17,C18,</text:span></text:p>
            <text:p><text:span text:style-name="T1">C20,C21,C22,C23,C24,C25,C26,C27,C34,C37,</text:span></text:p>
            <text:p><text:span text:style-name="T1">C38,C41,C42,C46,C47,C51,C53,C55,C56,C57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10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2,C5,C6,C19,C35,C36,C49,C52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47uF/6.3V/20%/X5R/C0805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C1,C39,C40,C43,C44,C48,C5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5822/SMA</text:p>
          </table:table-cell>
          <table:table-cell table:style-name="ce7" office:value-type="string" calcext:value-type="string">
            <text:p>SMA-KA</text:p>
          </table:table-cell>
          <table:table-cell table:style-name="ce7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MBJ6.0A</text:p>
          </table:table-cell>
          <table:table-cell table:style-name="ce7" office:value-type="string" calcext:value-type="string">
            <text:p>DO214AA</text:p>
          </table:table-cell>
          <table:table-cell table:style-name="ce7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Red/0603</text:p>
          </table:table-cell>
          <table:table-cell table:style-name="ce7" office:value-type="string" calcext:value-type="string">
            <text:p>LED_0603</text:p>
          </table:table-cell>
          <table:table-cell table:style-name="ce7"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WPM2015-3/TR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X88760LF(LQFP-100)</text:p>
          </table:table-cell>
          <table:table-cell table:style-name="ce7" office:value-type="string" calcext:value-type="string">
            <text:p>LQFP-100</text:p>
          </table:table-cell>
          <table:table-cell table:style-name="ce7"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OD-RL-UM12BS-8188ETV</text:p>
          </table:table-cell>
          <table:table-cell table:style-name="ce7" office:value-type="string" calcext:value-type="string">
            <text:p>8188ETV</text:p>
          </table:table-cell>
          <table:table-cell table:style-name="ce7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93LC66C-I/SN(SO-8)</text:p>
          </table:table-cell>
          <table:table-cell table:style-name="ce7" office:value-type="string" calcext:value-type="string">
            <text:p>SO-8</text:p>
          </table:table-cell>
          <table:table-cell table:style-name="ce7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SY6280AAC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4,U5,U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Y8089AAAC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12MHZ/20pF/10ppm/4P/3.2x2.5mm</text:p>
          </table:table-cell>
          <table:table-cell table:style-name="ce7" office:value-type="string" calcext:value-type="string">
            <text:p>TSX-3.2x2.5mm</text:p>
          </table:table-cell>
          <table:table-cell table:style-name="ce7"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25MHZ/20pF/20ppm/4P/3.2x2.5mm</text:p>
          </table:table-cell>
          <table:table-cell table:style-name="ce7" office:value-type="string" calcext:value-type="string">
            <text:p>TSX-3.2x2.5mm</text:p>
          </table:table-cell>
          <table:table-cell table:style-name="ce7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F12(3.0)-40DS-0.5V(86)</text:p>
          </table:table-cell>
          <table:table-cell table:style-name="ce7" office:value-type="string" calcext:value-type="string">
            <text:p>Flash_Con</text:p>
          </table:table-cell>
          <table:table-cell table:style-name="ce7" office:value-type="string" calcext:value-type="string">
            <text:p>Flash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BH10S</text:p>
          </table:table-cell>
          <table:table-cell table:style-name="ce7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BH20R</text:p>
          </table:table-cell>
          <table:table-cell table:style-name="ce7" office:value-type="string" calcext:value-type="string">
            <text:p>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CRO_USB\MISB-SWMM-5B_LF</text:p>
          </table:table-cell>
          <table:table-cell table:style-name="ce8" office:value-type="string" calcext:value-type="string">
            <text:p>MISB-SWMM-5B_LF</text:p>
          </table:table-cell>
          <table:table-cell table:style-name="ce7" office:value-type="string" calcext:value-type="string">
            <text:p>USB-OTG1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PA-V16X-2X5-LF</text:p>
          </table:table-cell>
          <table:table-cell table:style-name="ce7" office:value-type="string" calcext:value-type="string">
            <text:p><text:span text:style-name="T1">GPIO-2,</text:span>GPIO-3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PA-V16X-2X20-LF</text:p>
          </table:table-cell>
          <table:table-cell table:style-name="ce7" office:value-type="string" calcext:value-type="string">
            <text:p><text:span text:style-name="T1">GPIO-1,</text:span>LCD_TR1,LC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WRJ-2mm(YDJ-1134)</text:p>
          </table:table-cell>
          <table:table-cell table:style-name="ce7" office:value-type="string" calcext:value-type="string">
            <text:p>PWRJ-2mm</text:p>
          </table:table-cell>
          <table:table-cell table:style-name="ce7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JLD-060TC1(LPJ4013EDNL)</text:p>
          </table:table-cell>
          <table:table-cell table:style-name="ce7" office:value-type="string" calcext:value-type="string">
            <text:p>RJLBC-060TC1</text:p>
          </table:table-cell>
          <table:table-cell table:style-name="ce7" office:value-type="string" calcext:value-type="string">
            <text:p>LAN1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SCJ325P00XG0B02G</text:p>
          </table:table-cell>
          <table:table-cell table:style-name="ce8" office:value-type="string" calcext:value-type="string">
            <text:p>SCJ325P00XG0B02G</text:p>
          </table:table-cell>
          <table:table-cell table:style-name="ce7" office:value-type="string" calcext:value-type="string">
            <text:p><text:span text:style-name="T1">MICROPHONE1,</text:span>HEADPHONES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USBB1-FRWH-4A(USB-Ax2)</text:p>
          </table:table-cell>
          <table:table-cell table:style-name="ce7" office:value-type="string" calcext:value-type="string">
            <text:p>USB_TWO_LEVEL</text:p>
          </table:table-cell>
          <table:table-cell table:style-name="ce7" office:value-type="string" calcext:value-type="string">
            <text:p>USB_HO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U.FL-R-SMT-1</text:p>
          </table:table-cell>
          <table:table-cell table:style-name="ce7" office:value-type="string" calcext:value-type="string">
            <text:p>ANT2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6,R4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0k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3,C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33pF/50V/5%/COG/C0402)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30,C3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5025)</text:p>
          </table:table-cell>
          <table:table-cell table:style-name="ce7" office:value-type="string" calcext:value-type="string">
            <text:p>FUSE-5025</text:p>
          </table:table-cell>
          <table:table-cell table:style-name="ce7" office:value-type="string" calcext:value-type="string">
            <text:p>FUSE1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Q12MHZ/20pF/</text:p>
            <text:p>10ppm/4P/3.2x2.5mm)</text:p>
          </table:table-cell>
          <table:table-cell table:style-name="ce7" office:value-type="string" calcext:value-type="string">
            <text:p>TSX-3.2x2.5mm</text:p>
          </table:table-cell>
          <table:table-cell table:style-name="ce7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WU06S)</text:p>
          </table:table-cell>
          <table:table-cell table:style-name="ce7" office:value-type="string" calcext:value-type="string">
            <text:p>WU06S</text:p>
          </table:table-cell>
          <table:table-cell table:style-name="ce7" office:value-type="string" calcext:value-type="string">
            <text:p>PGM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WIFI_ANT</text:p>
          </table:table-cell>
          <table:table-cell table:style-name="ce7" office:value-type="string" calcext:value-type="string">
            <text:p>ANT1</text:p>
          </table:table-cell>
          <table:table-cell table:number-columns-repeated="1020"/>
        </table:table-row>
        <table:table-row table:style-name="ro1" table:number-rows-repeated="9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5">
          <table:table-cell table:style-name="Default"/>
          <table:table-cell table:number-columns-repeated="1023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hadow="none" style:scale-to="9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date style:data-style-name="N2" text:date-value="2021-01-18">00/00/0000</text:date></text:span></text:p>
        </style:region-left>
        <style:region-center>
          <text:p><text:span text:style-name="MT1"><text:sheet-name>???</text:sheet-name></text:span><text:span text:style-name="MT1">-BOM</text:span></text:p>
        </style:region-center>
        <style:region-right>
          <text:p><text:span text:style-name="MT2"><text:time style:data-style-name="N2" text:time-value="13:02:31.074242566">00:00:00</text:tim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3:02:31.077047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1-18T13:03:52.800541408</dc:date>
    <meta:editing-duration>PT2H24M46S</meta:editing-duration>
    <meta:editing-cycles>35</meta:editing-cycles>
    <meta:document-statistic meta:table-count="1" meta:cell-count="212" meta:object-count="0"/>
  </office:meta>
</office:document-meta>
</file>